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StarSymbol" svg:font-family="StarSymbol"/>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Heading_20_2">
      <style:paragraph-properties fo:break-before="pag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écification : Images multicanaux à grandes dynamiques</text:h>
      <text:h text:style-name="Heading_20_2" text:outline-level="2">Description du format</text:h>
      <text:p text:style-name="Text_20_body">Le format MHDRI (Multichannel High Dynamic Range Image) est un format multicanaux enregistrant les valeurs de chaque canal dans des flottants.</text:p>
      <text:h text:style-name="Heading_20_3" text:outline-level="3">Entête</text:h>
      <text:p text:style-name="Text_20_body">L'entête est composé de trois parties : </text:p>
      <text:list xml:id="list706728733" text:style-name="L1">
        <text:list-item>
          <text:p text:style-name="P1">une première ligne indiquant le type du format (pour vérification) contenant la suite de caractère ASCII : "MHDRI" suivit d'un retour à la ligne '\n'.</text:p>
        </text:list-item>
        <text:list-item>
          <text:p text:style-name="P1">une seconde ligne contenant les informations sur les dimensions de l'image. Elle est composée, dans l'ordre, de la valeur de la largeur, de la hauteur et du nombre de canaux de l'image, en ASCII séparés par des tabulations. Cette ligne se termine par un retour à la ligne.</text:p>
        </text:list-item>
        <text:list-item>
          <text:p text:style-name="P1">Les noms des canaux, écrits en ASCII, chacun sur une ligne.</text:p>
        </text:list-item>
      </text:list>
      <text:p text:style-name="Text_20_body">Par convention, les images RVB seront stockés dans des canaux nommés : red, green, blue. Les images multispectrales auront un canal par bande spectral les nom des canaux étant simplement indiqué par leur longueur d'onde (par exemple : '400nm' ou '150nm').</text:p>
      <text:h text:style-name="Heading_20_3" text:outline-level="3">Données</text:h>
      <text:p text:style-name="Text_20_body">Les données sont constituées des pixels rangé dans l'ordre de la lecture (ligne par ligne, de gauche à <text:s/>droite et de haut en bas). Chaque pixel est composé des valeurs pour chaque canal, dans l'ordre donné par l'entête, stockées dans des flottants (Norme IEEE 754).</text:p>
      <text:h text:style-name="P2" text:outline-level="2">Exemples</text:h>
      <text:p text:style-name="Text_20_body">Une image RVB de 120 pixel de large pour 130 de haut.</text:p>
      <text:p text:style-name="Preformatted_20_Text">MHDRI<text:line-break/>120 <text:s/>130 <text:s/>3<text:line-break/>red<text:line-break/>green<text:line-break/>blue<text:line-break/>&lt;DATA RAW&gt;</text:p>
      <text:p text:style-name="Text_20_body">Une image multispectrale sur 11 canaux de 1024 pixel de large pour 769 de haut.</text:p>
      <text:p text:style-name="Preformatted_20_Text">MHDRI<text:line-break/>1024 <text:s/>768 <text:s/>11<text:line-break/>400nm<text:line-break/>430nm<text:line-break/>460nm<text:line-break/>490nm<text:line-break/>520nm<text:line-break/>550nm<text:line-break/>580nm<text:line-break/>610nm<text:line-break/>640nm<text:line-break/>670nm<text:line-break/>700nm<text:line-break/>&lt;DATA RAW&gt;</text:p>
      <text:p text:style-name="Text_20_body">Une image en niveau de gris de 200 pixel de large pour 150 de haut.</text:p>
      <text:p text:style-name="Preformatted_20_Text">MHDRI<text:line-break/>200 <text:s/>150 <text:s/>1<text:line-break/>grey<text:line-break/>&lt;DATA RAW&g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101cm" fo:margin-bottom="0.3cm" fo:background-color="#e6e6e6" fo:padding="0.499cm" fo:border-left="0.176cm solid #808080" fo:border-right="none" fo:border-top="none" fo:border-bottom="none" style:shadow="none">
        <style:background-image/>
      </style:paragraph-properties>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ariable"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Greewi</meta:initial-creator>
    <meta:creation-date>2009-03-03T12:51:11</meta:creation-date>
    <dc:date>2009-05-07T14:00:25</dc:date>
    <meta:editing-cycles>148</meta:editing-cycles>
    <meta:editing-duration>PT29H50M51S</meta:editing-duration>
    <meta:document-statistic meta:table-count="0" meta:image-count="0" meta:object-count="0" meta:page-count="2" meta:paragraph-count="18" meta:word-count="289" meta:character-count="1654"/>
    <meta:user-defined meta:name="Info 1"/>
    <meta:user-defined meta:name="Info 2"/>
    <meta:user-defined meta:name="Info 3"/>
    <meta:user-defined meta:name="Info 4"/>
  </office:meta>
</office:document-meta>
</file>